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0pt" fo:font-weight="normal" officeooo:rsid="0010d5f2" officeooo:paragraph-rsid="001e0cc6" style:font-size-asian="20pt" style:font-weight-asian="normal" style:font-size-complex="20pt" style:font-weight-complex="normal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2pt" fo:font-weight="normal" officeooo:rsid="0010d5f2" officeooo:paragraph-rsid="001e0cc6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1e5bde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2508b4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officeooo:rsid="001e5bde" style:font-size-asian="32pt" style:font-size-complex="32pt"/>
    </style:style>
    <style:style style:name="T8" style:family="text">
      <style:text-properties fo:font-size="32pt" officeooo:rsid="001e0cc6" style:font-size-asian="32pt" style:font-size-complex="3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6.959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Restitui</text:span><text:tab/><text:tab/><text:tab/><text:tab/>Renascer Praise<text:span text:style-name="T4"><text:tab/><text:tab/><text:tab/></text:span><text:span text:style-name="T6">[ </text:span><text:span text:style-name="T8">32</text:span><text:span text:style-name="T6"> ]</text:span></text:p>
      <text:p text:style-name="P1">Deus, poderoso, grande rei</text:p>
      <text:p text:style-name="P1">Minha vida está em tuas mãos</text:p>
      <text:p text:style-name="P1">Teu é o poder de refazer</text:p>
      <text:p text:style-name="P1">De devolver o que perdi</text:p>
      <text:p text:style-name="P1">Eu vou profetizar, a espera acabou!</text:p>
      <text:p text:style-name="P1">É hora de viver meu milagre</text:p>
      <text:p text:style-name="P1"/>
      <text:p text:style-name="P1">Não haverá mais lágrimas</text:p>
      <text:p text:style-name="P1">Só maravilha e provisão</text:p>
      <text:p text:style-name="P1">Eu cantarei o som que vem do céu</text:p>
      <text:p text:style-name="P1">Ressurreição eu viverei</text:p>
      <text:p text:style-name="P1"><draw:custom-shape text:anchor-type="paragraph" draw:z-index="0" draw:style-name="gr1" draw:text-style-name="P3" svg:width="0.292cm" svg:height="6.959cm" svg:x="14.272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Restitui</text:p>
      <text:p text:style-name="P1">Tudo aquilo que foi consumido pela dor</text:p>
      <text:p text:style-name="P1">Traz de volta a alegria dos meus sonhos</text:p>
      <text:p text:style-name="P1">Aba pai, minha salvação.</text:p>
      <text:p text:style-name="P1"><draw:frame text:anchor-type="paragraph" draw:z-index="1" draw:style-name="gr2" draw:text-style-name="P4" svg:width="1.059cm" svg:height="0.489cm" svg:x="14.905cm" svg:y="0.146cm"><draw:text-box><text:p><text:span text:style-name="T9">3x</text:span></text:p></draw:text-box></draw:frame></text:p>
      <text:p text:style-name="P1">Restitui</text:p>
      <text:p text:style-name="P1">Não importa minha luta, eu confio em ti</text:p>
      <text:p text:style-name="P1">Deus do impossível, Deus da minha vida</text:p>
      <text:p text:style-name="P1">Sim, tu és fiel, e jamais me frustrará</text:p>
      <text:p text:style-name="P1"/>
      <text:p text:style-name="P1">Restitui a minha vida, tu és o Deus poderoso Deus</text:p>
      <text:p text:style-name="P1">Restitui a minha casa, tu és o Deus poderoso Deus</text:p>
      <text:p text:style-name="P1">Restitui minha história, tu és o Deus poderoso Deus</text:p>
      <text:p text:style-name="P1">Restitui os meus sonhos, tu és o Deus poderoso Deus</text:p>
      <text:p text:style-name="P1"><text:span text:style-name="T5">T</text:span>u és o Deus poderoso Deus</text:p>
      <text:p text:style-name="P1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55:05.747127635</dc:date>
    <meta:editing-duration>PT24M3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5" meta:word-count="154" meta:character-count="791" meta:non-whitespace-character-count="657"/>
  </office:meta>
</office:document-meta>
</file>